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y dia 20 de Mayo nos hemos reunido de nuevo para seguir avanzando con la programación del TFG.</text:p>
      <text:p text:style-name="Standard"/>
      <text:p text:style-name="Standard">Antes de la reunión habia corregido varios puntos. En el servidor, ya habia acabado la programación para que la base de datos cogiera los archivos nuevos que se van añadiendo. Sin embargo faltaba coger la descripcion, cosa que hemos solucionado añadiendo un nuevo input que guarda su valor en la descripción (el upload esta en el propio flaskblog.py). El unico problema es que este nuevo apartado tambien esta visible cuando se añaden datos, momento en el que no haria falta, pero dado el poco tiempo que tenemos hasta la fecha limite, vamos a dejar el programa asi y si nos da tiempo corregimos este apartado (se podria añadir el campo descripcion en los datos tambien). Ademas el campo descripcion no se almacenaba en la base de datos, lo que ocurria porque tenia puesto en el metodo que solo devolviera el nombre de la imagen y del archivo. Ya esta solucionado eso tambien.</text:p>
      <text:p text:style-name="Standard"/>
      <text:p text:style-name="Standard">En segundo lugar tambien habia un fallo a la hora de mostrar los datos de la base de datos, pero ya esta solucionado con un for i in foto.query.all(), por lo que en principio tenemos una version inicial funcionando del servicio web. Metemos una foto, si esta en la base de datos (mismo nombre del fichero) da error, y sino la añade, igual que si metemos unos datos, tiene que haber una imagen con ese nombre de archivo, porque sino saltara tambien error (No se pueden meter unos datos de una foto que no este en la base de datos).</text:p>
      <text:p text:style-name="Standard"/>
      <text:p text:style-name="Standard">Pasando al otro programa en el que habia que continuar trabajando, antes de la reunión habia conseguido que la matriz guardase los datos en sus posiciones reales, y no por orden como hacia antes. Para ello tuve que poner la lista que guardaba los datos del generador como variable global, ya que el metodo que pinta las caras (y cuenta los puntos en la matriz) esta en otra zona del programa. Una vez hecho esto todo fue mas sencillo, pero habia un fallo al recorrer la matriz, ya que cuando el programa buscaba la posicion 24, no estaba porque la matriz va del 0 al 23. Esto lo hemos solucionado aumentando el contador de imagenes al final, y con un if porque cuando la imagen era 0, el programa intentaba dividir entre 0, y daba fallo.</text:p>
      <text:p text:style-name="Standard"/>
      <text:p text:style-name="Standard">Ademas se ha trabajado en otras cosas, como cambiar las etiquetas, hacer visible el coeficiente de error en vez de la varianza (aunque la varianza es con la que tenemos que trabajar para las simulaciones).</text:p>
      <text:p text:style-name="Standard"/>
      <text:p text:style-name="Standard">Ahora quedaria hacer con este ultimo programa las simulaciones, y el programa para el usuario real, que serian algo distintos.Las simulaciones se harian con coordenadas que nos dan las propias fotos (la de Iribar y la de los pingüinos), tendremos que calcular la varianza real (las de las coordenadas reales), con la varianza que nos sale en la matriz en la que marcamos nosotros , y salir cuando llevemos recorrido un porcentaje de recortes y las varianzas se asemejen. Tambien intentaremos estas simulaciones hacerlas con los datos del articulo de Marcos y Domingo, y ver si existe una mejora, o podemos encontrar un resultado aceptable recorriendo menos cuandrantes.</text:p>
      <text:p text:style-name="Standard"/>
      <text:p text:style-name="Standard">Y el programa final para el usuario del que ya hablamos anteriormente, en el que habria que utilizar el product para extrapolar los datos de los cuadrantes no recorridos y observar si las varianzas se asemejan para salirnos tambien antes de haber recorrido todos los cuadrantes.</text:p>
      <text:p text:style-name="Standard"/>
      <text:p text:style-name="Standard">Por ultimo, tambien quedamos en proseguir con la memoria, agregar las simulaciones si es que termino el programa y se pueden realizar, y tambien añadir el resto de cosas que faltan y que ya hablamos como los casos de uso o los requisitos (requisitos de seguridad.</text:p>
      <text:p text:style-name="Standard"/>
      <text:p text:style-name="Standard">La proxima reunion <text:s/>sera el martes 26 de Mayo a las 11:00. Añado el programa a GitHub para tenerlo actualiz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5-20T15:05:12.08</meta:creation-date>
    <meta:document-statistic meta:table-count="0" meta:image-count="0" meta:object-count="0" meta:page-count="1" meta:paragraph-count="9" meta:word-count="661" meta:character-count="3765"/>
    <dc:date>2020-05-20T16:05:13.55</dc:date>
    <dc:creator>o </dc:creator>
    <meta:editing-duration>PT11M28S</meta:editing-duration>
    <meta:editing-cycles>1</meta:editing-cycles>
    <meta:generator>OpenOffice/4.1.3$Win32 OpenOffice.org_project/413m1$Build-9783</meta:generator>
  </office:meta>
</office:document-meta>
</file>